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cc4" officeooo:paragraph-rsid="001c2cc4"/>
    </style:style>
    <style:style style:name="P2" style:family="paragraph" style:parent-style-name="Standard">
      <style:text-properties officeooo:rsid="001c2cc4" officeooo:paragraph-rsid="001d2892"/>
    </style:style>
    <style:style style:name="P3" style:family="paragraph" style:parent-style-name="Standard">
      <style:text-properties officeooo:rsid="001d2892" officeooo:paragraph-rsid="001d2892"/>
    </style:style>
    <style:style style:name="P4" style:family="paragraph" style:parent-style-name="Standard">
      <style:text-properties officeooo:rsid="0020e08c" officeooo:paragraph-rsid="0020e08c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2892" officeooo:paragraph-rsid="001d2892"/>
    </style:style>
    <style:style style:name="T1" style:family="text">
      <style:text-properties officeooo:rsid="001d2892"/>
    </style:style>
    <style:style style:name="T2" style:family="text">
      <style:text-properties officeooo:rsid="001dd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elect distinct <text:span text:style-name="T1">T</text:span>enNCC from B1_NCC natural join B1_Cung_Cap natural join B1_Mat_Hang where Mau_Sac like ‘Đỏ’;</text:p>
      <text:p text:style-name="P1"/>
      <text:p text:style-name="P1">2) Select distinct tenNCC from B1_NCC natural join B1_Cung_Cap natural join B1_Mat_Hang where Mau_Sac like ‘Đỏ’ or Mau_Sac like ‘Xanh’;</text:p>
      <text:p text:style-name="P1"/>
      <text:p text:style-name="P3">3)select B1_NCC.MSNCC </text:p>
      <text:p text:style-name="P3">from B1_Cung_Cap, B1_Mat_Hang</text:p>
      <text:p text:style-name="P3">where B1_Cung_Cap.MSNCC = B1_Mat_Hang.MSNCC</text:p>
      <text:p text:style-name="P3">and B1_Mat_Hang.Mau_Sac = ‘Do’</text:p>
      <text:p text:style-name="P3">intersect</text:p>
      <text:p text:style-name="P3"/>
      <text:p text:style-name="P3">select B1_NCC.MSNCC</text:p>
      <text:p text:style-name="P3">from B1_Cung_Cap, B1_Mat_Hang</text:p>
      <text:p text:style-name="P3">where B1_Cung_Cap.MSNCC = B1_Mat_Hang.MSNCC</text:p>
      <text:p text:style-name="P5">and B1_Mat_Hang.Mau_Sac = ‘Xanh’;</text:p>
      <text:p text:style-name="P1"/>
      <text:p text:style-name="P1">3) select * from</text:p>
      <text:p text:style-name="P1">(select <text:span text:style-name="T2">B1_Cung_Cap.</text:span>MSNCC from B1_<text:span text:style-name="T2">Cung_Cap, B1_Mat_Hang</text:span> where <text:span text:style-name="T2">B1_Cung_Cap</text:span>Mau_Sac like ‘Đỏ’) as Bang1</text:p>
      <text:p text:style-name="P1">natural join</text:p>
      <text:p text:style-name="P1">(select distinct tenNCC from B1_NCC natural join B1_Cung_Cap natural join B1_Mat_Hang where Mau_Sac like ‘Xanh’) as Bang2;</text:p>
      <text:p text:style-name="P1"/>
      <text:p text:style-name="P1">4) select * from</text:p>
      <text:p text:style-name="P1">(select MSNCC from B1_NCC natural join B1_Cung_Cap natural join B1_Mat_Hang where Mau_Sac like ‘Do’ group by MSNCC having count(Mau_Sac) = (select count(Mau_Sac) from B1_Mat_Hang where Mau_Sac = ‘Đỏ’ ) as Bang1</text:p>
      <text:p text:style-name="P1">natural join</text:p>
      <text:p text:style-name="P2">(select <text:span text:style-name="T1">MSNCC</text:span> from B1_NCC natural join B1_Cung_Cap natural join B1_Mat_Hang where Mau_Sac like ‘Xanh’ group by MSNCC having count(Mau_Sac)=(select count(Mau_Sac) <text:span text:style-name="T1">from B1_Mat_Hang where Mau_Sac = ‘Xanh’</text:span>) as Bang2;</text:p>
      <text:p text:style-name="P4"/>
      <text:p text:style-name="P4"/>
      <text:p text:style-name="P4">g) select C1.MSNCC, C2.MSNCC</text:p>
      <text:p text:style-name="P4">from B1_Cung_Cap C1, B1_Cung_Cap C2, B1_Mat_Hang M</text:p>
      <text:p text:style-name="P4">where C1.MSMH = M.MSMH and C2.MSMH = M&gt;MSMH</text:p>
      <text:p text:style-name="P4">and C1.Gia_Tien &gt; C2.Gia_Tien;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in" fo:margin-right="0.0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40:07.526733573</meta:creation-date>
    <dc:date>2018-10-19T11:33:29.667471224</dc:date>
    <meta:editing-duration>PT12M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3" meta:word-count="185" meta:character-count="1355" meta:non-whitespace-character-count="1192"/>
  </office:meta>
</office:document-meta>
</file>